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adcf7"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63bbee" style:text-align-source="fix" style:repeat-content="false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f5cd53" style:text-align-source="fix" style:repeat-content="false" fo:wrap-option="wrap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92e285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43c330" style:text-align-source="fix" style:repeat-content="false" fo:wrap-option="wrap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43c330" style:text-align-source="fix" style:repeat-content="false" fo:border="0.74pt solid #000000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.999cm" svg:height="8.999cm" svg:x="9.27cm" svg:y="5.944cm">
            <draw:object draw:notify-on-update-of-ranges="Feuille1.H2:Feuille1.H12 Feuille1.I1:Feuille1.I1 Feuille1.I2:Feuille1.I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N° du lancé</text:p>
          </table:table-cell>
          <table:table-cell table:style-name="ce4" office:value-type="string" calcext:value-type="string">
            <text:p>Dé 1</text:p>
          </table:table-cell>
          <table:table-cell table:style-name="ce4" office:value-type="string" calcext:value-type="string">
            <text:p>Dé 2</text:p>
          </table:table-cell>
          <table:table-cell table:style-name="ce5" office:value-type="string" calcext:value-type="string">
            <text:p>Somme des deux dés</text:p>
          </table:table-cell>
          <table:table-cell/>
          <table:table-cell table:style-name="ce6" office:value-type="string" calcext:value-type="string">
            <text:p>Moyenne</text:p>
          </table:table-cell>
          <table:table-cell/>
          <table:table-cell table:style-name="ce7" office:value-type="string" calcext:value-type="string">
            <text:p>Résultat possible</text:p>
          </table:table-cell>
          <table:table-cell table:style-name="ce8" office:value-type="string" calcext:value-type="string">
            <text:p>Nombre</text:p>
          </table:table-cell>
          <table:table-cell table:number-columns-repeated="101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[.B2] + [.C2]" office:value-type="float" office:value="4" calcext:value-type="float">
            <text:p>4</text:p>
          </table:table-cell>
          <table:table-cell/>
          <table:table-cell table:style-name="ce2" table:formula="of:=SUM([.D2:.D501]) / 500" office:value-type="float" office:value="6.878" calcext:value-type="float">
            <text:p>6,878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table:formula="of:=COUNTIF([.D$2:.D$501] ; [.H2])" office:value-type="float" office:value="22" calcext:value-type="float">
            <text:p>22</text:p>
          </table:table-cell>
          <table:table-cell table:number-columns-repeated="1015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[.B3] + [.C3]" office:value-type="float" office:value="4" calcext:value-type="float">
            <text:p>4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style-name="ce2" table:formula="of:=COUNTIF([.D$2:.D$501] ; [.H3])" office:value-type="float" office:value="32" calcext:value-type="float">
            <text:p>32</text:p>
          </table:table-cell>
          <table:table-cell table:number-columns-repeated="1015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[.B4] + [.C4]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" office:value-type="float" office:value="4" calcext:value-type="float">
            <text:p>4</text:p>
          </table:table-cell>
          <table:table-cell table:style-name="ce2" table:formula="of:=COUNTIF([.D$2:.D$501] ; [.H4])" office:value-type="float" office:value="42" calcext:value-type="float">
            <text:p>42</text:p>
          </table:table-cell>
          <table:table-cell table:number-columns-repeated="1015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[.B5] + [.C5]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" office:value-type="float" office:value="5" calcext:value-type="float">
            <text:p>5</text:p>
          </table:table-cell>
          <table:table-cell table:style-name="ce2" table:formula="of:=COUNTIF([.D$2:.D$501] ; [.H5])" office:value-type="float" office:value="53" calcext:value-type="float">
            <text:p>53</text:p>
          </table:table-cell>
          <table:table-cell table:number-columns-repeated="10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[.B6] + [.C6]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" office:value-type="float" office:value="6" calcext:value-type="float">
            <text:p>6</text:p>
          </table:table-cell>
          <table:table-cell table:style-name="ce2" table:formula="of:=COUNTIF([.D$2:.D$501] ; [.H6])" office:value-type="float" office:value="63" calcext:value-type="float">
            <text:p>63</text:p>
          </table:table-cell>
          <table:table-cell table:number-columns-repeated="1015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[.B7] + [.C7]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" office:value-type="float" office:value="7" calcext:value-type="float">
            <text:p>7</text:p>
          </table:table-cell>
          <table:table-cell table:style-name="ce2" table:formula="of:=COUNTIF([.D$2:.D$501] ; [.H7])" office:value-type="float" office:value="83" calcext:value-type="float">
            <text:p>83</text:p>
          </table:table-cell>
          <table:table-cell table:number-columns-repeated="1015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[.B8] + [.C8]" office:value-type="float" office:value="9" calcext:value-type="float">
            <text:p>9</text:p>
          </table:table-cell>
          <table:table-cell/>
          <table:table-cell table:style-name="Default" table:number-columns-repeated="2"/>
          <table:table-cell table:style-name="ce2" office:value-type="float" office:value="8" calcext:value-type="float">
            <text:p>8</text:p>
          </table:table-cell>
          <table:table-cell table:style-name="ce2" table:formula="of:=COUNTIF([.D$2:.D$501] ; [.H8])" office:value-type="float" office:value="66" calcext:value-type="float">
            <text:p>66</text:p>
          </table:table-cell>
          <table:table-cell table:number-columns-repeated="1015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[.B9] + [.C9]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" office:value-type="float" office:value="9" calcext:value-type="float">
            <text:p>9</text:p>
          </table:table-cell>
          <table:table-cell table:style-name="ce2" table:formula="of:=COUNTIF([.D$2:.D$501] ; [.H9])" office:value-type="float" office:value="60" calcext:value-type="float">
            <text:p>60</text:p>
          </table:table-cell>
          <table:table-cell table:number-columns-repeated="1015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[.B10] + [.C10]" office:value-type="float" office:value="11" calcext:value-type="float">
            <text:p>11</text:p>
          </table:table-cell>
          <table:table-cell/>
          <table:table-cell table:style-name="Default" table:number-columns-repeated="2"/>
          <table:table-cell table:style-name="ce2" office:value-type="float" office:value="10" calcext:value-type="float">
            <text:p>10</text:p>
          </table:table-cell>
          <table:table-cell table:style-name="ce2" table:formula="of:=COUNTIF([.D$2:.D$501] ; [.H10])" office:value-type="float" office:value="40" calcext:value-type="float">
            <text:p>40</text:p>
          </table:table-cell>
          <table:table-cell table:number-columns-repeated="1015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[.B11] + [.C11]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" office:value-type="float" office:value="11" calcext:value-type="float">
            <text:p>11</text:p>
          </table:table-cell>
          <table:table-cell table:style-name="ce2" table:formula="of:=COUNTIF([.D$2:.D$501] ; [.H11])" office:value-type="float" office:value="29" calcext:value-type="float">
            <text:p>29</text:p>
          </table:table-cell>
          <table:table-cell table:number-columns-repeated="1015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[.B12] + [.C12]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" office:value-type="float" office:value="12" calcext:value-type="float">
            <text:p>12</text:p>
          </table:table-cell>
          <table:table-cell table:style-name="ce2" table:formula="of:=COUNTIF([.D$2:.D$501] ; [.H12])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[.B13] + [.C13]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[.B14] + [.C14]" office:value-type="float" office:value="11" calcext:value-type="float">
            <text:p>11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[.B15] + [.C15]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[.B16] + [.C16]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[.B17] + [.C17]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[.B18] + [.C18]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[.B19] + [.C19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[.B20] + [.C20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[.B21] + [.C21]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[.B22] + [.C22]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[.B23] + [.C23]"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[.B24] + [.C24]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[.B25] + [.C25]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[.B26] + [.C26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[.B27] + [.C27]"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[.B28] + [.C28]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[.B29] + [.C29]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[.B30] + [.C30]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[.B31] + [.C31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[.B32] + [.C32]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[.B33] + [.C33]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[.B34] + [.C34]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[.B35] + [.C35]"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[.B36] + [.C36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[.B37] + [.C37]"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[.B38] + [.C38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[.B39] + [.C39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[.B40] + [.C40]"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[.B41] + [.C41]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[.B42] + [.C42]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[.B43] + [.C43]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[.B44] + [.C44]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[.B45] + [.C45]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[.B46] + [.C46]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[.B47] + [.C47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[.B48] + [.C48]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[.B49] + [.C49]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[.B50] + [.C50]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[.B51] + [.C51]"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[.B52] + [.C52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[.B53] + [.C53]"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[.B54] + [.C54]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[.B55] + [.C55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[.B56] + [.C56]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[.B57] + [.C57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[.B58] + [.C58]"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[.B59] + [.C59]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[.B60] + [.C60]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[.B61] + [.C61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[.B62] + [.C62]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[.B63] + [.C63]"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[.B64] + [.C64]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[.B65] + [.C65]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[.B66] + [.C66]"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[.B67] + [.C67]"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[.B68] + [.C68]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[.B69] + [.C69]"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[.B70] + [.C70]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[.B71] + [.C71]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[.B72] + [.C72]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[.B73] + [.C73]"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[.B74] + [.C74]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[.B75] + [.C75]"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[.B76] + [.C76]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[.B77] + [.C77]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[.B78] + [.C78]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[.B79] + [.C79]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[.B80] + [.C80]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[.B81] + [.C81]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[.B82] + [.C82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[.B83] + [.C83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[.B84] + [.C84]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[.B85] + [.C85]"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[.B86] + [.C86]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[.B87] + [.C87]"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[.B88] + [.C88]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[.B89] + [.C89]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[.B90] + [.C90]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[.B91] + [.C91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[.B92] + [.C92]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[.B93] + [.C93]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[.B94] + [.C94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[.B95] + [.C95]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[.B96] + [.C96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[.B97] + [.C97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[.B98] + [.C98]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[.B99] + [.C99]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[.B100] + [.C100]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[.B101] + [.C101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[.B102] + [.C102]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[.B103] + [.C103]"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[.B104] + [.C104]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[.B105] + [.C105]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[.B106] + [.C106]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[.B107] + [.C107]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[.B108] + [.C108]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[.B109] + [.C109]"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[.B110] + [.C110]"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[.B111] + [.C111]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[.B112] + [.C112]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[.B113] + [.C113]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[.B114] + [.C114]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[.B115] + [.C115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[.B116] + [.C116]"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[.B117] + [.C117]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[.B118] + [.C118]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[.B119] + [.C119]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[.B120] + [.C120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[.B121] + [.C121]"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[.B122] + [.C122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[.B123] + [.C123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[.B124] + [.C124]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[.B125] + [.C125]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[.B126] + [.C126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[.B127] + [.C127]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[.B128] + [.C128]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[.B129] + [.C129]"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2" office:value-type="float" office:value="129" calcext:value-type="float">
            <text:p>129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[.B130] + [.C130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[.B131] + [.C131]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2" office:value-type="float" office:value="131" calcext:value-type="float">
            <text:p>131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[.B132] + [.C132]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2" office:value-type="float" office:value="132" calcext:value-type="float">
            <text:p>132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[.B133] + [.C133]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2" office:value-type="float" office:value="133" calcext:value-type="float">
            <text:p>133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[.B134] + [.C134]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2" office:value-type="float" office:value="134" calcext:value-type="float">
            <text:p>134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[.B135] + [.C135]"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2" office:value-type="float" office:value="135" calcext:value-type="float">
            <text:p>135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[.B136] + [.C136]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2" office:value-type="float" office:value="136" calcext:value-type="float">
            <text:p>136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[.B137] + [.C137]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2" office:value-type="float" office:value="137" calcext:value-type="float">
            <text:p>137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[.B138] + [.C138]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2" office:value-type="float" office:value="138" calcext:value-type="float">
            <text:p>138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[.B139] + [.C139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2" office:value-type="float" office:value="139" calcext:value-type="float">
            <text:p>139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[.B140] + [.C140]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[.B141] + [.C141]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2" office:value-type="float" office:value="141" calcext:value-type="float">
            <text:p>141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[.B142] + [.C142]"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table:style-name="ce2" office:value-type="float" office:value="142" calcext:value-type="float">
            <text:p>142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[.B143] + [.C143]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2" office:value-type="float" office:value="143" calcext:value-type="float">
            <text:p>143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[.B144] + [.C144]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2" office:value-type="float" office:value="144" calcext:value-type="float">
            <text:p>144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[.B145] + [.C145]"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2" office:value-type="float" office:value="145" calcext:value-type="float">
            <text:p>145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[.B146] + [.C146]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2" office:value-type="float" office:value="146" calcext:value-type="float">
            <text:p>146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[.B147] + [.C147]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2" office:value-type="float" office:value="147" calcext:value-type="float">
            <text:p>147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[.B148] + [.C148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2" office:value-type="float" office:value="148" calcext:value-type="float">
            <text:p>148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[.B149] + [.C149]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2" office:value-type="float" office:value="149" calcext:value-type="float">
            <text:p>149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[.B150] + [.C150]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[.B151] + [.C151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2" office:value-type="float" office:value="151" calcext:value-type="float">
            <text:p>151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[.B152] + [.C152]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2" office:value-type="float" office:value="152" calcext:value-type="float">
            <text:p>152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[.B153] + [.C153]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2" office:value-type="float" office:value="153" calcext:value-type="float">
            <text:p>153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[.B154] + [.C154]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2" office:value-type="float" office:value="154" calcext:value-type="float">
            <text:p>154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[.B155] + [.C155]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2" office:value-type="float" office:value="155" calcext:value-type="float">
            <text:p>155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[.B156] + [.C156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156" calcext:value-type="float">
            <text:p>156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[.B157] + [.C157]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2" office:value-type="float" office:value="157" calcext:value-type="float">
            <text:p>157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[.B158] + [.C158]"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2" office:value-type="float" office:value="158" calcext:value-type="float">
            <text:p>158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[.B159] + [.C159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159" calcext:value-type="float">
            <text:p>159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[.B160] + [.C160]"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[.B161] + [.C161]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2" office:value-type="float" office:value="161" calcext:value-type="float">
            <text:p>161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[.B162] + [.C162]"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table:style-name="ce2" office:value-type="float" office:value="162" calcext:value-type="float">
            <text:p>162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[.B163] + [.C163]"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table:style-name="ce2" office:value-type="float" office:value="163" calcext:value-type="float">
            <text:p>163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[.B164] + [.C164]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2" office:value-type="float" office:value="164" calcext:value-type="float">
            <text:p>164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[.B165] + [.C165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2" office:value-type="float" office:value="165" calcext:value-type="float">
            <text:p>165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[.B166] + [.C166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166" calcext:value-type="float">
            <text:p>166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[.B167] + [.C167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167" calcext:value-type="float">
            <text:p>167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[.B168] + [.C168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168" calcext:value-type="float">
            <text:p>168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[.B169] + [.C169]"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table:style-name="ce2" office:value-type="float" office:value="169" calcext:value-type="float">
            <text:p>169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[.B170] + [.C170]"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table:style-name="ce2" office:value-type="float" office:value="170" calcext:value-type="float">
            <text:p>170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[.B171] + [.C171]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2" office:value-type="float" office:value="171" calcext:value-type="float">
            <text:p>171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[.B172] + [.C172]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2" office:value-type="float" office:value="172" calcext:value-type="float">
            <text:p>172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[.B173] + [.C173]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2" office:value-type="float" office:value="173" calcext:value-type="float">
            <text:p>173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[.B174] + [.C174]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2" office:value-type="float" office:value="174" calcext:value-type="float">
            <text:p>174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[.B175] + [.C175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2" office:value-type="float" office:value="175" calcext:value-type="float">
            <text:p>175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[.B176] + [.C176]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2" office:value-type="float" office:value="176" calcext:value-type="float">
            <text:p>176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[.B177] + [.C177]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2" office:value-type="float" office:value="177" calcext:value-type="float">
            <text:p>177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[.B178] + [.C178]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2" office:value-type="float" office:value="178" calcext:value-type="float">
            <text:p>178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[.B179] + [.C179]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2" office:value-type="float" office:value="179" calcext:value-type="float">
            <text:p>179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[.B180] + [.C180]"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table:style-name="ce2" office:value-type="float" office:value="180" calcext:value-type="float">
            <text:p>180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[.B181] + [.C181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2" office:value-type="float" office:value="181" calcext:value-type="float">
            <text:p>181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[.B182] + [.C182]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2" office:value-type="float" office:value="182" calcext:value-type="float">
            <text:p>182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[.B183] + [.C183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183" calcext:value-type="float">
            <text:p>183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[.B184] + [.C184]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2" office:value-type="float" office:value="184" calcext:value-type="float">
            <text:p>184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[.B185] + [.C185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185" calcext:value-type="float">
            <text:p>185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[.B186] + [.C186]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2" office:value-type="float" office:value="186" calcext:value-type="float">
            <text:p>186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[.B187] + [.C187]"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table:style-name="ce2" office:value-type="float" office:value="187" calcext:value-type="float">
            <text:p>187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[.B188] + [.C188]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2" office:value-type="float" office:value="188" calcext:value-type="float">
            <text:p>188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[.B189] + [.C189]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2" office:value-type="float" office:value="189" calcext:value-type="float">
            <text:p>189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[.B190] + [.C190]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2" office:value-type="float" office:value="190" calcext:value-type="float">
            <text:p>190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[.B191] + [.C191]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2" office:value-type="float" office:value="191" calcext:value-type="float">
            <text:p>191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[.B192] + [.C192]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2" office:value-type="float" office:value="192" calcext:value-type="float">
            <text:p>192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[.B193] + [.C193]"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2" office:value-type="float" office:value="193" calcext:value-type="float">
            <text:p>193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[.B194] + [.C194]"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2" office:value-type="float" office:value="194" calcext:value-type="float">
            <text:p>194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[.B195] + [.C195]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2" office:value-type="float" office:value="195" calcext:value-type="float">
            <text:p>195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[.B196] + [.C196]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2" office:value-type="float" office:value="196" calcext:value-type="float">
            <text:p>196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[.B197] + [.C197]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2" office:value-type="float" office:value="197" calcext:value-type="float">
            <text:p>197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[.B198] + [.C198]"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table:style-name="ce2" office:value-type="float" office:value="198" calcext:value-type="float">
            <text:p>198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[.B199] + [.C199]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2" office:value-type="float" office:value="199" calcext:value-type="float">
            <text:p>199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[.B200] + [.C200]"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[.B201] + [.C201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2" office:value-type="float" office:value="201" calcext:value-type="float">
            <text:p>201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[.B202] + [.C202]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2" office:value-type="float" office:value="202" calcext:value-type="float">
            <text:p>202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[.B203] + [.C203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2" office:value-type="float" office:value="203" calcext:value-type="float">
            <text:p>203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[.B204] + [.C204]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2" office:value-type="float" office:value="204" calcext:value-type="float">
            <text:p>204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[.B205] + [.C205]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2" office:value-type="float" office:value="205" calcext:value-type="float">
            <text:p>205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[.B206] + [.C206]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2" office:value-type="float" office:value="206" calcext:value-type="float">
            <text:p>206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[.B207] + [.C207]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2" office:value-type="float" office:value="207" calcext:value-type="float">
            <text:p>207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[.B208] + [.C208]"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table:style-name="ce2" office:value-type="float" office:value="208" calcext:value-type="float">
            <text:p>208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[.B209] + [.C209]"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table:style-name="ce2" office:value-type="float" office:value="209" calcext:value-type="float">
            <text:p>209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[.B210] + [.C210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2" office:value-type="float" office:value="210" calcext:value-type="float">
            <text:p>210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[.B211] + [.C211]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2" office:value-type="float" office:value="211" calcext:value-type="float">
            <text:p>211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[.B212] + [.C212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2" office:value-type="float" office:value="212" calcext:value-type="float">
            <text:p>212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[.B213] + [.C213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213" calcext:value-type="float">
            <text:p>213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[.B214] + [.C214]"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2" office:value-type="float" office:value="214" calcext:value-type="float">
            <text:p>214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[.B215] + [.C215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215" calcext:value-type="float">
            <text:p>215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[.B216] + [.C216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216" calcext:value-type="float">
            <text:p>216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[.B217] + [.C217]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2" office:value-type="float" office:value="217" calcext:value-type="float">
            <text:p>217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[.B218] + [.C218]"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2" office:value-type="float" office:value="218" calcext:value-type="float">
            <text:p>218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[.B219] + [.C219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219" calcext:value-type="float">
            <text:p>219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[.B220] + [.C220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2" office:value-type="float" office:value="220" calcext:value-type="float">
            <text:p>220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[.B221] + [.C221]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2" office:value-type="float" office:value="221" calcext:value-type="float">
            <text:p>221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[.B222] + [.C222]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2" office:value-type="float" office:value="222" calcext:value-type="float">
            <text:p>222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[.B223] + [.C223]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2" office:value-type="float" office:value="223" calcext:value-type="float">
            <text:p>223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[.B224] + [.C224]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2" office:value-type="float" office:value="224" calcext:value-type="float">
            <text:p>224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[.B225] + [.C225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225" calcext:value-type="float">
            <text:p>225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[.B226] + [.C226]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2" office:value-type="float" office:value="226" calcext:value-type="float">
            <text:p>226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[.B227] + [.C227]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2" office:value-type="float" office:value="227" calcext:value-type="float">
            <text:p>227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[.B228] + [.C228]"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table:style-name="ce2" office:value-type="float" office:value="228" calcext:value-type="float">
            <text:p>228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[.B229] + [.C229]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2" office:value-type="float" office:value="229" calcext:value-type="float">
            <text:p>229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[.B230] + [.C230]"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2" office:value-type="float" office:value="230" calcext:value-type="float">
            <text:p>230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[.B231] + [.C231]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2" office:value-type="float" office:value="231" calcext:value-type="float">
            <text:p>231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[.B232] + [.C232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2" office:value-type="float" office:value="232" calcext:value-type="float">
            <text:p>232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[.B233] + [.C233]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2" office:value-type="float" office:value="233" calcext:value-type="float">
            <text:p>233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[.B234] + [.C234]"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2" office:value-type="float" office:value="234" calcext:value-type="float">
            <text:p>234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[.B235] + [.C235]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2" office:value-type="float" office:value="235" calcext:value-type="float">
            <text:p>235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[.B236] + [.C236]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2" office:value-type="float" office:value="236" calcext:value-type="float">
            <text:p>236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[.B237] + [.C237]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2" office:value-type="float" office:value="237" calcext:value-type="float">
            <text:p>237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[.B238] + [.C238]"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2" office:value-type="float" office:value="238" calcext:value-type="float">
            <text:p>238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[.B239] + [.C239]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2" office:value-type="float" office:value="239" calcext:value-type="float">
            <text:p>239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[.B240] + [.C240]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2" office:value-type="float" office:value="240" calcext:value-type="float">
            <text:p>240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[.B241] + [.C241]"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2" office:value-type="float" office:value="241" calcext:value-type="float">
            <text:p>241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[.B242] + [.C242]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2" office:value-type="float" office:value="242" calcext:value-type="float">
            <text:p>242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[.B243] + [.C243]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2" office:value-type="float" office:value="243" calcext:value-type="float">
            <text:p>243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[.B244] + [.C244]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2" office:value-type="float" office:value="244" calcext:value-type="float">
            <text:p>244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[.B245] + [.C245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245" calcext:value-type="float">
            <text:p>245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[.B246] + [.C246]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2" office:value-type="float" office:value="246" calcext:value-type="float">
            <text:p>246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[.B247] + [.C247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2" office:value-type="float" office:value="247" calcext:value-type="float">
            <text:p>247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[.B248] + [.C248]"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2" office:value-type="float" office:value="248" calcext:value-type="float">
            <text:p>248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[.B249] + [.C249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2" office:value-type="float" office:value="249" calcext:value-type="float">
            <text:p>249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[.B250] + [.C250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250" calcext:value-type="float">
            <text:p>250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[.B251] + [.C251]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2" office:value-type="float" office:value="251" calcext:value-type="float">
            <text:p>251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[.B252] + [.C252]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2" office:value-type="float" office:value="252" calcext:value-type="float">
            <text:p>252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[.B253] + [.C253]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2" office:value-type="float" office:value="253" calcext:value-type="float">
            <text:p>253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[.B254] + [.C254]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2" office:value-type="float" office:value="254" calcext:value-type="float">
            <text:p>254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[.B255] + [.C255]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2" office:value-type="float" office:value="255" calcext:value-type="float">
            <text:p>255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[.B256] + [.C256]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2" office:value-type="float" office:value="256" calcext:value-type="float">
            <text:p>256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[.B257] + [.C257]"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table:style-name="ce2" office:value-type="float" office:value="257" calcext:value-type="float">
            <text:p>257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[.B258] + [.C258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258" calcext:value-type="float">
            <text:p>258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[.B259] + [.C259]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2" office:value-type="float" office:value="259" calcext:value-type="float">
            <text:p>259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[.B260] + [.C260]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2" office:value-type="float" office:value="260" calcext:value-type="float">
            <text:p>260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[.B261] + [.C261]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2" office:value-type="float" office:value="261" calcext:value-type="float">
            <text:p>261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[.B262] + [.C262]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2" office:value-type="float" office:value="262" calcext:value-type="float">
            <text:p>262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[.B263] + [.C263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2" office:value-type="float" office:value="263" calcext:value-type="float">
            <text:p>263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[.B264] + [.C264]"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table:style-name="ce2" office:value-type="float" office:value="264" calcext:value-type="float">
            <text:p>264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[.B265] + [.C265]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2" office:value-type="float" office:value="265" calcext:value-type="float">
            <text:p>265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[.B266] + [.C266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2" office:value-type="float" office:value="266" calcext:value-type="float">
            <text:p>266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[.B267] + [.C267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2" office:value-type="float" office:value="267" calcext:value-type="float">
            <text:p>267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[.B268] + [.C268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[.B269] + [.C269]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2" office:value-type="float" office:value="269" calcext:value-type="float">
            <text:p>269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[.B270] + [.C270]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2" office:value-type="float" office:value="270" calcext:value-type="float">
            <text:p>270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[.B271] + [.C271]"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2" office:value-type="float" office:value="271" calcext:value-type="float">
            <text:p>271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[.B272] + [.C272]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2" office:value-type="float" office:value="272" calcext:value-type="float">
            <text:p>272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[.B273] + [.C273]"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2" office:value-type="float" office:value="273" calcext:value-type="float">
            <text:p>273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[.B274] + [.C274]"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2" office:value-type="float" office:value="274" calcext:value-type="float">
            <text:p>274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[.B275] + [.C275]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2" office:value-type="float" office:value="275" calcext:value-type="float">
            <text:p>275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[.B276] + [.C276]"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2" office:value-type="float" office:value="276" calcext:value-type="float">
            <text:p>276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[.B277] + [.C277]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2" office:value-type="float" office:value="277" calcext:value-type="float">
            <text:p>277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[.B278] + [.C278]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2" office:value-type="float" office:value="278" calcext:value-type="float">
            <text:p>278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[.B279] + [.C279]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2" office:value-type="float" office:value="279" calcext:value-type="float">
            <text:p>279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[.B280] + [.C280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280" calcext:value-type="float">
            <text:p>280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[.B281] + [.C281]"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2" office:value-type="float" office:value="281" calcext:value-type="float">
            <text:p>281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[.B282] + [.C282]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2" office:value-type="float" office:value="282" calcext:value-type="float">
            <text:p>282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[.B283] + [.C283]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2" office:value-type="float" office:value="283" calcext:value-type="float">
            <text:p>283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[.B284] + [.C284]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2" office:value-type="float" office:value="284" calcext:value-type="float">
            <text:p>284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[.B285] + [.C285]"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table:style-name="ce2" office:value-type="float" office:value="285" calcext:value-type="float">
            <text:p>285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[.B286] + [.C286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2" office:value-type="float" office:value="286" calcext:value-type="float">
            <text:p>286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[.B287] + [.C287]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2" office:value-type="float" office:value="287" calcext:value-type="float">
            <text:p>287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[.B288] + [.C288]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2" office:value-type="float" office:value="288" calcext:value-type="float">
            <text:p>288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[.B289] + [.C289]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2" office:value-type="float" office:value="289" calcext:value-type="float">
            <text:p>289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[.B290] + [.C290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2" office:value-type="float" office:value="290" calcext:value-type="float">
            <text:p>290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[.B291] + [.C291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291" calcext:value-type="float">
            <text:p>291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[.B292] + [.C292]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2" office:value-type="float" office:value="292" calcext:value-type="float">
            <text:p>292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[.B293] + [.C293]"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2" office:value-type="float" office:value="293" calcext:value-type="float">
            <text:p>293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[.B294] + [.C294]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2" office:value-type="float" office:value="294" calcext:value-type="float">
            <text:p>294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[.B295] + [.C295]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2" office:value-type="float" office:value="295" calcext:value-type="float">
            <text:p>295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[.B296] + [.C296]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2" office:value-type="float" office:value="296" calcext:value-type="float">
            <text:p>296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[.B297] + [.C297]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2" office:value-type="float" office:value="297" calcext:value-type="float">
            <text:p>297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[.B298] + [.C298]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2" office:value-type="float" office:value="298" calcext:value-type="float">
            <text:p>298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[.B299] + [.C299]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2" office:value-type="float" office:value="299" calcext:value-type="float">
            <text:p>299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[.B300] + [.C300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300" calcext:value-type="float">
            <text:p>300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[.B301] + [.C301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2" office:value-type="float" office:value="301" calcext:value-type="float">
            <text:p>301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[.B302] + [.C302]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2" office:value-type="float" office:value="302" calcext:value-type="float">
            <text:p>302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[.B303] + [.C303]"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2" office:value-type="float" office:value="303" calcext:value-type="float">
            <text:p>303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[.B304] + [.C304]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2" office:value-type="float" office:value="304" calcext:value-type="float">
            <text:p>304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[.B305] + [.C305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305" calcext:value-type="float">
            <text:p>305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[.B306] + [.C306]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2" office:value-type="float" office:value="306" calcext:value-type="float">
            <text:p>306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[.B307] + [.C307]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2" office:value-type="float" office:value="307" calcext:value-type="float">
            <text:p>307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[.B308] + [.C308]"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2" office:value-type="float" office:value="308" calcext:value-type="float">
            <text:p>308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[.B309] + [.C309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309" calcext:value-type="float">
            <text:p>309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[.B310] + [.C310]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2" office:value-type="float" office:value="310" calcext:value-type="float">
            <text:p>310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[.B311] + [.C311]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2" office:value-type="float" office:value="311" calcext:value-type="float">
            <text:p>311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[.B312] + [.C312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2" office:value-type="float" office:value="312" calcext:value-type="float">
            <text:p>312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[.B313] + [.C313]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2" office:value-type="float" office:value="313" calcext:value-type="float">
            <text:p>313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[.B314] + [.C314]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2" office:value-type="float" office:value="314" calcext:value-type="float">
            <text:p>314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[.B315] + [.C315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315" calcext:value-type="float">
            <text:p>315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[.B316] + [.C316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316" calcext:value-type="float">
            <text:p>316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[.B317] + [.C317]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2" office:value-type="float" office:value="317" calcext:value-type="float">
            <text:p>317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[.B318] + [.C318]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2" office:value-type="float" office:value="318" calcext:value-type="float">
            <text:p>318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[.B319] + [.C319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2" office:value-type="float" office:value="319" calcext:value-type="float">
            <text:p>319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[.B320] + [.C320]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2" office:value-type="float" office:value="320" calcext:value-type="float">
            <text:p>320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[.B321] + [.C321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321" calcext:value-type="float">
            <text:p>321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[.B322] + [.C322]"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table:style-name="ce2" office:value-type="float" office:value="322" calcext:value-type="float">
            <text:p>322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[.B323] + [.C323]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2" office:value-type="float" office:value="323" calcext:value-type="float">
            <text:p>323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[.B324] + [.C324]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2" office:value-type="float" office:value="324" calcext:value-type="float">
            <text:p>324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[.B325] + [.C325]"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2" office:value-type="float" office:value="325" calcext:value-type="float">
            <text:p>325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[.B326] + [.C326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2" office:value-type="float" office:value="326" calcext:value-type="float">
            <text:p>326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[.B327] + [.C327]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2" office:value-type="float" office:value="327" calcext:value-type="float">
            <text:p>327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[.B328] + [.C328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328" calcext:value-type="float">
            <text:p>328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[.B329] + [.C329]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2" office:value-type="float" office:value="329" calcext:value-type="float">
            <text:p>329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[.B330] + [.C330]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2" office:value-type="float" office:value="330" calcext:value-type="float">
            <text:p>330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[.B331] + [.C331]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2" office:value-type="float" office:value="331" calcext:value-type="float">
            <text:p>331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[.B332] + [.C332]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2" office:value-type="float" office:value="332" calcext:value-type="float">
            <text:p>332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[.B333] + [.C333]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2" office:value-type="float" office:value="333" calcext:value-type="float">
            <text:p>333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[.B334] + [.C334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2" office:value-type="float" office:value="334" calcext:value-type="float">
            <text:p>334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[.B335] + [.C335]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2" office:value-type="float" office:value="335" calcext:value-type="float">
            <text:p>335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[.B336] + [.C336]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2" office:value-type="float" office:value="336" calcext:value-type="float">
            <text:p>336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[.B337] + [.C337]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2" office:value-type="float" office:value="337" calcext:value-type="float">
            <text:p>337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[.B338] + [.C338]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2" office:value-type="float" office:value="338" calcext:value-type="float">
            <text:p>338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[.B339] + [.C339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2" office:value-type="float" office:value="339" calcext:value-type="float">
            <text:p>339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[.B340] + [.C340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340" calcext:value-type="float">
            <text:p>340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[.B341] + [.C341]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2" office:value-type="float" office:value="341" calcext:value-type="float">
            <text:p>341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[.B342] + [.C342]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2" office:value-type="float" office:value="342" calcext:value-type="float">
            <text:p>342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[.B343] + [.C343]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2" office:value-type="float" office:value="343" calcext:value-type="float">
            <text:p>343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[.B344] + [.C344]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2" office:value-type="float" office:value="344" calcext:value-type="float">
            <text:p>344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[.B345] + [.C345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345" calcext:value-type="float">
            <text:p>345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[.B346] + [.C346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346" calcext:value-type="float">
            <text:p>346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[.B347] + [.C347]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2" office:value-type="float" office:value="347" calcext:value-type="float">
            <text:p>347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[.B348] + [.C348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2" office:value-type="float" office:value="348" calcext:value-type="float">
            <text:p>348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[.B349] + [.C349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2" office:value-type="float" office:value="349" calcext:value-type="float">
            <text:p>349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[.B350] + [.C350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2" office:value-type="float" office:value="350" calcext:value-type="float">
            <text:p>350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[.B351] + [.C351]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2" office:value-type="float" office:value="351" calcext:value-type="float">
            <text:p>351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[.B352] + [.C352]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2" office:value-type="float" office:value="352" calcext:value-type="float">
            <text:p>352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[.B353] + [.C353]"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table:style-name="ce2" office:value-type="float" office:value="353" calcext:value-type="float">
            <text:p>353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[.B354] + [.C354]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2" office:value-type="float" office:value="354" calcext:value-type="float">
            <text:p>354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[.B355] + [.C355]"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2" office:value-type="float" office:value="355" calcext:value-type="float">
            <text:p>355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[.B356] + [.C356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356" calcext:value-type="float">
            <text:p>356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[.B357] + [.C357]"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table:style-name="ce2" office:value-type="float" office:value="357" calcext:value-type="float">
            <text:p>357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[.B358] + [.C358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2" office:value-type="float" office:value="358" calcext:value-type="float">
            <text:p>358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[.B359] + [.C359]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2" office:value-type="float" office:value="359" calcext:value-type="float">
            <text:p>359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[.B360] + [.C360]"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table:style-name="ce2" office:value-type="float" office:value="360" calcext:value-type="float">
            <text:p>360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[.B361] + [.C361]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2" office:value-type="float" office:value="361" calcext:value-type="float">
            <text:p>361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[.B362] + [.C362]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2" office:value-type="float" office:value="362" calcext:value-type="float">
            <text:p>362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[.B363] + [.C363]"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2" office:value-type="float" office:value="363" calcext:value-type="float">
            <text:p>363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[.B364] + [.C364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364" calcext:value-type="float">
            <text:p>364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[.B365] + [.C365]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2" office:value-type="float" office:value="365" calcext:value-type="float">
            <text:p>365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[.B366] + [.C366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366" calcext:value-type="float">
            <text:p>366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[.B367] + [.C367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2" office:value-type="float" office:value="367" calcext:value-type="float">
            <text:p>367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[.B368] + [.C368]"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2" office:value-type="float" office:value="368" calcext:value-type="float">
            <text:p>368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[.B369] + [.C369]"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2" office:value-type="float" office:value="369" calcext:value-type="float">
            <text:p>369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[.B370] + [.C370]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2" office:value-type="float" office:value="370" calcext:value-type="float">
            <text:p>370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[.B371] + [.C371]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2" office:value-type="float" office:value="371" calcext:value-type="float">
            <text:p>371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[.B372] + [.C372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2" office:value-type="float" office:value="372" calcext:value-type="float">
            <text:p>372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[.B373] + [.C373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373" calcext:value-type="float">
            <text:p>373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[.B374] + [.C374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2" office:value-type="float" office:value="374" calcext:value-type="float">
            <text:p>374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[.B375] + [.C375]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2" office:value-type="float" office:value="375" calcext:value-type="float">
            <text:p>375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[.B376] + [.C376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2" office:value-type="float" office:value="376" calcext:value-type="float">
            <text:p>376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[.B377] + [.C377]"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2" office:value-type="float" office:value="377" calcext:value-type="float">
            <text:p>377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[.B378] + [.C378]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2" office:value-type="float" office:value="378" calcext:value-type="float">
            <text:p>378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[.B379] + [.C379]"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2" office:value-type="float" office:value="379" calcext:value-type="float">
            <text:p>379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[.B380] + [.C380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2" office:value-type="float" office:value="380" calcext:value-type="float">
            <text:p>380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[.B381] + [.C381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2" office:value-type="float" office:value="381" calcext:value-type="float">
            <text:p>381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[.B382] + [.C382]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2" office:value-type="float" office:value="382" calcext:value-type="float">
            <text:p>382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[.B383] + [.C383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2" office:value-type="float" office:value="383" calcext:value-type="float">
            <text:p>383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[.B384] + [.C384]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2" office:value-type="float" office:value="384" calcext:value-type="float">
            <text:p>384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[.B385] + [.C385]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2" office:value-type="float" office:value="385" calcext:value-type="float">
            <text:p>385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[.B386] + [.C386]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2" office:value-type="float" office:value="386" calcext:value-type="float">
            <text:p>386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[.B387] + [.C387]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2" office:value-type="float" office:value="387" calcext:value-type="float">
            <text:p>387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[.B388] + [.C388]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2" office:value-type="float" office:value="388" calcext:value-type="float">
            <text:p>388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[.B389] + [.C389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389" calcext:value-type="float">
            <text:p>389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[.B390] + [.C390]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2" office:value-type="float" office:value="390" calcext:value-type="float">
            <text:p>390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[.B391] + [.C391]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2" office:value-type="float" office:value="391" calcext:value-type="float">
            <text:p>391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[.B392] + [.C392]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2" office:value-type="float" office:value="392" calcext:value-type="float">
            <text:p>392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[.B393] + [.C393]"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2" office:value-type="float" office:value="393" calcext:value-type="float">
            <text:p>393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[.B394] + [.C394]"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2" office:value-type="float" office:value="394" calcext:value-type="float">
            <text:p>394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[.B395] + [.C395]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2" office:value-type="float" office:value="395" calcext:value-type="float">
            <text:p>395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[.B396] + [.C396]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2" office:value-type="float" office:value="396" calcext:value-type="float">
            <text:p>396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[.B397] + [.C397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2" office:value-type="float" office:value="397" calcext:value-type="float">
            <text:p>397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[.B398] + [.C398]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2" office:value-type="float" office:value="398" calcext:value-type="float">
            <text:p>398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[.B399] + [.C399]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2" office:value-type="float" office:value="399" calcext:value-type="float">
            <text:p>399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[.B400] + [.C400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400" calcext:value-type="float">
            <text:p>400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[.B401] + [.C401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2" office:value-type="float" office:value="401" calcext:value-type="float">
            <text:p>401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[.B402] + [.C402]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2" office:value-type="float" office:value="402" calcext:value-type="float">
            <text:p>402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[.B403] + [.C403]"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table:style-name="ce2" office:value-type="float" office:value="403" calcext:value-type="float">
            <text:p>403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[.B404] + [.C404]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2" office:value-type="float" office:value="404" calcext:value-type="float">
            <text:p>404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[.B405] + [.C405]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2" office:value-type="float" office:value="405" calcext:value-type="float">
            <text:p>405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[.B406] + [.C406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406" calcext:value-type="float">
            <text:p>406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[.B407] + [.C407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407" calcext:value-type="float">
            <text:p>407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[.B408] + [.C408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408" calcext:value-type="float">
            <text:p>408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[.B409] + [.C409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2" office:value-type="float" office:value="409" calcext:value-type="float">
            <text:p>409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[.B410] + [.C410]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2" office:value-type="float" office:value="410" calcext:value-type="float">
            <text:p>410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[.B411] + [.C411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411" calcext:value-type="float">
            <text:p>411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[.B412] + [.C412]"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table:style-name="ce2" office:value-type="float" office:value="412" calcext:value-type="float">
            <text:p>412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[.B413] + [.C413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413" calcext:value-type="float">
            <text:p>413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[.B414] + [.C414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414" calcext:value-type="float">
            <text:p>414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[.B415] + [.C415]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2" office:value-type="float" office:value="415" calcext:value-type="float">
            <text:p>415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[.B416] + [.C416]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2" office:value-type="float" office:value="416" calcext:value-type="float">
            <text:p>416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[.B417] + [.C417]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2" office:value-type="float" office:value="417" calcext:value-type="float">
            <text:p>417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[.B418] + [.C418]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2" office:value-type="float" office:value="418" calcext:value-type="float">
            <text:p>418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[.B419] + [.C419]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2" office:value-type="float" office:value="419" calcext:value-type="float">
            <text:p>419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[.B420] + [.C420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420" calcext:value-type="float">
            <text:p>420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[.B421] + [.C421]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2" office:value-type="float" office:value="421" calcext:value-type="float">
            <text:p>421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[.B422] + [.C422]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2" office:value-type="float" office:value="422" calcext:value-type="float">
            <text:p>422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[.B423] + [.C423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423" calcext:value-type="float">
            <text:p>423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[.B424] + [.C424]"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2" office:value-type="float" office:value="424" calcext:value-type="float">
            <text:p>424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[.B425] + [.C425]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2" office:value-type="float" office:value="425" calcext:value-type="float">
            <text:p>425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[.B426] + [.C426]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2" office:value-type="float" office:value="426" calcext:value-type="float">
            <text:p>426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[.B427] + [.C427]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2" office:value-type="float" office:value="427" calcext:value-type="float">
            <text:p>427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[.B428] + [.C428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428" calcext:value-type="float">
            <text:p>428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[.B429] + [.C429]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2" office:value-type="float" office:value="429" calcext:value-type="float">
            <text:p>429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[.B430] + [.C430]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2" office:value-type="float" office:value="430" calcext:value-type="float">
            <text:p>430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[.B431] + [.C431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431" calcext:value-type="float">
            <text:p>431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[.B432] + [.C432]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2" office:value-type="float" office:value="432" calcext:value-type="float">
            <text:p>432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[.B433] + [.C433]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2" office:value-type="float" office:value="433" calcext:value-type="float">
            <text:p>433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[.B434] + [.C434]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2" office:value-type="float" office:value="434" calcext:value-type="float">
            <text:p>434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[.B435] + [.C435]"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2" office:value-type="float" office:value="435" calcext:value-type="float">
            <text:p>435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[.B436] + [.C436]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2" office:value-type="float" office:value="436" calcext:value-type="float">
            <text:p>436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[.B437] + [.C437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2" office:value-type="float" office:value="437" calcext:value-type="float">
            <text:p>437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[.B438] + [.C438]"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2" office:value-type="float" office:value="438" calcext:value-type="float">
            <text:p>438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[.B439] + [.C439]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2" office:value-type="float" office:value="439" calcext:value-type="float">
            <text:p>439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[.B440] + [.C440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2" office:value-type="float" office:value="440" calcext:value-type="float">
            <text:p>440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[.B441] + [.C441]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2" office:value-type="float" office:value="441" calcext:value-type="float">
            <text:p>441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[.B442] + [.C442]"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2" office:value-type="float" office:value="442" calcext:value-type="float">
            <text:p>442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[.B443] + [.C443]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2" office:value-type="float" office:value="443" calcext:value-type="float">
            <text:p>443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[.B444] + [.C444]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2" office:value-type="float" office:value="444" calcext:value-type="float">
            <text:p>444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[.B445] + [.C445]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2" office:value-type="float" office:value="445" calcext:value-type="float">
            <text:p>445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[.B446] + [.C446]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2" office:value-type="float" office:value="446" calcext:value-type="float">
            <text:p>446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[.B447] + [.C447]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2" office:value-type="float" office:value="447" calcext:value-type="float">
            <text:p>447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[.B448] + [.C448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2" office:value-type="float" office:value="448" calcext:value-type="float">
            <text:p>448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[.B449] + [.C449]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2" office:value-type="float" office:value="449" calcext:value-type="float">
            <text:p>449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[.B450] + [.C450]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2" office:value-type="float" office:value="450" calcext:value-type="float">
            <text:p>450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[.B451] + [.C451]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2" office:value-type="float" office:value="451" calcext:value-type="float">
            <text:p>451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[.B452] + [.C452]"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table:style-name="ce2" office:value-type="float" office:value="452" calcext:value-type="float">
            <text:p>452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[.B453] + [.C453]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2" office:value-type="float" office:value="453" calcext:value-type="float">
            <text:p>453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[.B454] + [.C454]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2" office:value-type="float" office:value="454" calcext:value-type="float">
            <text:p>454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[.B455] + [.C455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455" calcext:value-type="float">
            <text:p>455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[.B456] + [.C456]"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2" office:value-type="float" office:value="456" calcext:value-type="float">
            <text:p>456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[.B457] + [.C457]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2" office:value-type="float" office:value="457" calcext:value-type="float">
            <text:p>457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[.B458] + [.C458]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2" office:value-type="float" office:value="458" calcext:value-type="float">
            <text:p>458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[.B459] + [.C459]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2" office:value-type="float" office:value="459" calcext:value-type="float">
            <text:p>459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[.B460] + [.C460]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2" office:value-type="float" office:value="460" calcext:value-type="float">
            <text:p>460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[.B461] + [.C461]"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table:style-name="ce2" office:value-type="float" office:value="461" calcext:value-type="float">
            <text:p>461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[.B462] + [.C462]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2" office:value-type="float" office:value="462" calcext:value-type="float">
            <text:p>462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[.B463] + [.C463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2" office:value-type="float" office:value="463" calcext:value-type="float">
            <text:p>463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[.B464] + [.C464]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2" office:value-type="float" office:value="464" calcext:value-type="float">
            <text:p>464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[.B465] + [.C465]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2" office:value-type="float" office:value="465" calcext:value-type="float">
            <text:p>465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[.B466] + [.C466]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2" office:value-type="float" office:value="466" calcext:value-type="float">
            <text:p>466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[.B467] + [.C467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467" calcext:value-type="float">
            <text:p>467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[.B468] + [.C468]"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2" office:value-type="float" office:value="468" calcext:value-type="float">
            <text:p>468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[.B469] + [.C469]"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table:style-name="ce2" office:value-type="float" office:value="469" calcext:value-type="float">
            <text:p>469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[.B470] + [.C470]"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2" office:value-type="float" office:value="470" calcext:value-type="float">
            <text:p>470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[.B471] + [.C471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2" office:value-type="float" office:value="471" calcext:value-type="float">
            <text:p>471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[.B472] + [.C472]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2" office:value-type="float" office:value="472" calcext:value-type="float">
            <text:p>472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[.B473] + [.C473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473" calcext:value-type="float">
            <text:p>473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[.B474] + [.C474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2" office:value-type="float" office:value="474" calcext:value-type="float">
            <text:p>474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[.B475] + [.C475]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2" office:value-type="float" office:value="475" calcext:value-type="float">
            <text:p>475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[.B476] + [.C476]"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2" office:value-type="float" office:value="476" calcext:value-type="float">
            <text:p>476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[.B477] + [.C477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477" calcext:value-type="float">
            <text:p>477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[.B478] + [.C478]"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2" office:value-type="float" office:value="478" calcext:value-type="float">
            <text:p>478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[.B479] + [.C479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479" calcext:value-type="float">
            <text:p>479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[.B480] + [.C480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480" calcext:value-type="float">
            <text:p>480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[.B481] + [.C481]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style-name="ce2" office:value-type="float" office:value="481" calcext:value-type="float">
            <text:p>481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[.B482] + [.C482]"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2" office:value-type="float" office:value="482" calcext:value-type="float">
            <text:p>482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[.B483] + [.C483]"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2" office:value-type="float" office:value="483" calcext:value-type="float">
            <text:p>483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[.B484] + [.C484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2" office:value-type="float" office:value="484" calcext:value-type="float">
            <text:p>484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[.B485] + [.C485]"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2" office:value-type="float" office:value="485" calcext:value-type="float">
            <text:p>485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[.B486] + [.C486]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2" office:value-type="float" office:value="486" calcext:value-type="float">
            <text:p>486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[.B487] + [.C487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2" office:value-type="float" office:value="487" calcext:value-type="float">
            <text:p>487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[.B488] + [.C488]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2" office:value-type="float" office:value="488" calcext:value-type="float">
            <text:p>488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[.B489] + [.C489]"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table:style-name="ce2" office:value-type="float" office:value="489" calcext:value-type="float">
            <text:p>489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[.B490] + [.C490]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2" office:value-type="float" office:value="490" calcext:value-type="float">
            <text:p>490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[.B491] + [.C491]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2" office:value-type="float" office:value="491" calcext:value-type="float">
            <text:p>491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[.B492] + [.C492]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2" office:value-type="float" office:value="492" calcext:value-type="float">
            <text:p>492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[.B493] + [.C493]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2" office:value-type="float" office:value="493" calcext:value-type="float">
            <text:p>493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RANDBETWEEN(1 ; 6)" office:value-type="float" office:value="6" calcext:value-type="float">
            <text:p>6</text:p>
          </table:table-cell>
          <table:table-cell table:style-name="ce2" table:formula="of:=[.B494] + [.C494]"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table:style-name="ce2" office:value-type="float" office:value="494" calcext:value-type="float">
            <text:p>494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RANDBETWEEN(1 ; 6)" office:value-type="float" office:value="3" calcext:value-type="float">
            <text:p>3</text:p>
          </table:table-cell>
          <table:table-cell table:style-name="ce2" table:formula="of:=[.B495] + [.C495]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2" office:value-type="float" office:value="495" calcext:value-type="float">
            <text:p>495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RANDBETWEEN(1 ; 6)" office:value-type="float" office:value="1" calcext:value-type="float">
            <text:p>1</text:p>
          </table:table-cell>
          <table:table-cell table:style-name="ce2" table:formula="of:=[.B496] + [.C496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2" office:value-type="float" office:value="496" calcext:value-type="float">
            <text:p>496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[.B497] + [.C497]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2" office:value-type="float" office:value="497" calcext:value-type="float">
            <text:p>497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[.B498] + [.C498]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2" office:value-type="float" office:value="498" calcext:value-type="float">
            <text:p>498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[.B499] + [.C499]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2" office:value-type="float" office:value="499" calcext:value-type="float">
            <text:p>499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RANDBETWEEN(1 ; 6)" office:value-type="float" office:value="4" calcext:value-type="float">
            <text:p>4</text:p>
          </table:table-cell>
          <table:table-cell table:style-name="ce2" table:formula="of:=[.B500] + [.C500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2" office:value-type="float" office:value="500" calcext:value-type="float">
            <text:p>500</text:p>
          </table:table-cell>
          <table:table-cell table:style-name="ce2" table:formula="of:=RANDBETWEEN(1 ; 6)" office:value-type="float" office:value="2" calcext:value-type="float">
            <text:p>2</text:p>
          </table:table-cell>
          <table:table-cell table:style-name="ce2" table:formula="of:=RANDBETWEEN(1 ; 6)" office:value-type="float" office:value="5" calcext:value-type="float">
            <text:p>5</text:p>
          </table:table-cell>
          <table:table-cell table:style-name="ce2" table:formula="of:=[.B501] + [.C501]" office:value-type="float" office:value="7" calcext:value-type="float">
            <text:p>7</text:p>
          </table:table-cell>
          <table:table-cell table:number-columns-repeated="1020"/>
        </table:table-row>
        <table:table-row table:style-name="ro2" table:number-rows-repeated="10480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07T11:30:14.301211334</meta:creation-date>
    <meta:generator>LibreOffice/7.3.7.2$Linux_X86_64 LibreOffice_project/30$Build-2</meta:generator>
    <dc:date>2023-05-21T14:46:50.028016306</dc:date>
    <meta:editing-duration>PT28M47S</meta:editing-duration>
    <meta:editing-cycles>7</meta:editing-cycles>
    <meta:document-statistic meta:table-count="1" meta:cell-count="203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54cm" svg:y="4.201cm" style:legend-expansion="high" chart:style-name="ch2"/>
        <chart:plot-area chart:style-name="ch3" table:cell-range-address="Feuille1.H1:Feuille1.I12" chart:data-source-has-labels="both" svg:x="0.32cm" svg:y="0.18cm" svg:width="13.414cm" svg:height="8.64cm">
          <chart:coordinate-region svg:x="0.941cm" svg:y="0.379cm" svg:width="12.793cm" svg:height="7.794cm"/>
          <chart:axis chart:dimension="x" chart:name="primary-x" chart:style-name="ch4" chartooo:axis-type="auto">
            <chartooo:date-scale/>
            <chart:categories table:cell-range-address="Feuille1.H2:Feuille1.H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I2:Feuille1.I12" chart:label-cell-address="Feuille1.I1:Feuille1.I1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mbre</text:p>
                <draw:g>
                  <svg:desc>Feuille1.I1:Feuille1.I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Feuille1.H2:Feuille1.H12</svg:desc>
                </draw:g>
              </table:table-cell>
              <table:table-cell office:value-type="float" office:value="22">
                <text:p>22</text:p>
                <draw:g>
                  <svg:desc>Feuille1.I2:Feuille1.I12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